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799cm" style:use-optimal-column-width="false"/>
    </style:style>
    <style:style style:name="co2" style:family="table-column">
      <style:table-column-properties style:column-width="5.193cm" style:use-optimal-column-width="false"/>
    </style:style>
    <style:style style:name="co3" style:family="table-column">
      <style:table-column-properties style:column-width="3.421cm" style:use-optimal-column-width="false"/>
    </style:style>
    <style:style style:name="co4" style:family="table-column">
      <style:table-column-properties style:column-width="3.787cm" style:use-optimal-column-width="false"/>
    </style:style>
    <style:style style:name="co5" style:family="table-column">
      <style:table-column-properties style:column-width="3.66cm" style:use-optimal-column-width="false"/>
    </style:style>
    <style:style style:name="ro1" style:family="table-row">
      <style:table-row-properties style:row-height="1.854cm" style:use-optimal-row-height="false"/>
    </style:style>
    <style:style style:name="ro2" style:family="table-row">
      <style:table-row-properties style:row-height="1.856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0.859cm" svg:height="9.271cm" svg:x="3.412cm" svg:y="3.1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Group 1</text:span></text:p>
              </table:table-cell>
              <table:table-cell>
                <text:p text:style-name="P2"><text:span text:style-name="T1">Group 2</text:span></text:p>
              </table:table-cell>
              <table:table-cell>
                <text:p text:style-name="P2"><text:span text:style-name="T1">Accuracy</text:span></text:p>
                <text:p text:style-name="P2"><text:span text:style-name="T1">(class 1)</text:span></text:p>
              </table:table-cell>
              <table:table-cell>
                <text:p text:style-name="P1"><text:span text:style-name="T1">Accuracy</text:span></text:p>
                <text:p text:style-name="P1"><text:span text:style-name="T1">(class 2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2">Thrombosis</text:span></text:p>
                <text:p text:style-name="P3"><text:span text:style-name="T2">(n=136)</text:span></text:p>
              </table:table-cell>
              <table:table-cell>
                <text:p text:style-name="P4"><text:span text:style-name="T2">Non-Thrombosis</text:span></text:p>
                <text:p text:style-name="P4"><text:span text:style-name="T2">(n=283)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2">Type I</text:span></text:p>
                <text:p text:style-name="P3"><text:span text:style-name="T2">(n=96)</text:span></text:p>
              </table:table-cell>
              <table:table-cell>
                <text:p text:style-name="P4"><text:span text:style-name="T2">Type II (PE + HBS + RS)</text:span></text:p>
                <text:p text:style-name="P4"><text:span text:style-name="T2">(n=40)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2">Type I</text:span></text:p>
                <text:p text:style-name="P3"><text:span text:style-name="T2">(n=96)</text:span></text:p>
              </table:table-cell>
              <table:table-cell>
                <text:p text:style-name="P4"><text:span text:style-name="T2">Type II (HBS + RS)</text:span></text:p>
                <text:p text:style-name="P4"><text:span text:style-name="T2">(n=22)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2">Type I + Type II (PE)</text:span></text:p>
                <text:p text:style-name="P3"><text:span text:style-name="T2">(n=114)</text:span></text:p>
              </table:table-cell>
              <table:table-cell>
                <text:p text:style-name="P4"><text:span text:style-name="T2">Type II (HBS + RS)</text:span></text:p>
                <text:p text:style-name="P4"><text:span text:style-name="T2">(n=22)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.243cm" svg:height="0.962cm" svg:x="21.59cm" svg:y="3.572cm">
          <draw:text-box>
            <text:p>F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Tiago Lopes</meta:initial-creator>
    <meta:creation-date>2022-02-01T15:45:26.092970487</meta:creation-date>
    <dc:date>2022-02-03T21:58:19.874801071</dc:date>
    <dc:creator>Tiago Lopes</dc:creator>
    <meta:editing-duration>PT1H3M8S</meta:editing-duration>
    <meta:editing-cycles>6</meta:editing-cycles>
    <meta:generator>LibreOffice/6.4.7.2$Linux_X86_64 LibreOffice_project/639b8ac485750d5696d7590a72ef1b496725cfb5</meta:generator>
    <meta:document-statistic meta:object-count="25"/>
  </office:meta>
</office:document-meta>
</file>